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notatedElementKeyTests.sameInstanceEqua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edElementKeyTests.assertKeyEquals( AnnotatedElementKey first , AnnotatedElementKey seco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edElementKeyTests.setUpMethod( TestInfo test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edElementKeyTests.equa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edElementKeyTests.noTargetClassNotEqua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edElementKeyTests.equalsNo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